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f3f" officeooo:paragraph-rsid="001e4f3f"/>
    </style:style>
    <style:style style:name="P2" style:family="paragraph" style:parent-style-name="Standard">
      <style:paragraph-properties fo:text-align="start" style:justify-single-word="false"/>
      <style:text-properties officeooo:rsid="001f6c2c" officeooo:paragraph-rsid="001f6c2c"/>
    </style:style>
    <style:style style:name="T1" style:family="text">
      <style:text-properties officeooo:rsid="001fd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cine efficiency Study</text:p>
      <text:p text:style-name="P1"/>
      <text:p text:style-name="P2">Abstract :</text:p>
      <text:p text:style-name="P2">In this study we will ask a simple question : have vaccines proven to be effective. What we mean by that is, is there a direct correlation between the use of vaccines on a portion of population and the reduction of the number of cases of illness prevented by said vaccine. <text:span text:style-name="T1">We will focus on the Tetanus vaccine, the DTP.</text:span></text:p>
      <text:p text:style-name="P2">We start here by <text:span text:style-name="T1">seeing</text:span> that simply showing a decrease in diseases accompanying an increase in vaccines over the years, while providing positive insights, does not prove the efficiency of vaccines. We then try to derive a more complete approach to prove actual correlation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Fraysse</meta:initial-creator>
    <meta:creation-date>2018-01-11T08:24:06.527921956</meta:creation-date>
    <dc:date>2018-01-11T08:58:34.187376969</dc:date>
    <dc:creator>Marc Fraysse</dc:creator>
    <meta:editing-duration>PT34M28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1" meta:paragraph-count="4" meta:word-count="109" meta:character-count="626" meta:non-whitespace-character-count="521"/>
  </office:meta>
</office:document-meta>
</file>